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Table_20_Contents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LuaGetTempDir</text:p>
          </table:table-cell>
          <table:table-cell table:style-name="Tabel1.A2" office:value-type="string">
            <text:p text:style-name="Table_20_Contents">Failed to create temporary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RadioButton::EnabledButton?</text:p>
          </table:table-cell>
          <table:table-cell table:style-name="Tabel1.A2" office:value-type="string">
            <text:p text:style-name="Table_20_Contents">No enabled buttons</text:p>
          </table:table-cell>
          <table:table-cell table:style-name="Tabel1.C2" office:value-type="string">
            <text:p text:style-name="Table_20_Contents">fltk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, CBaseInstall::Install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CluaRadioButton::EnabledButton?, CbaseInstall::LuaGetTempDir, 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">main()</text:p>
        </text:list-item>
        <text:list-item>
          <text:p text:style-name="P3">CFileDialog::OpenD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6T19:52:56</meta:creation-date>
    <dc:date>2006-11-19T20:53:58</dc:date>
    <dc:language>nl-NL</dc:language>
    <meta:editing-cycles>41</meta:editing-cycles>
    <meta:editing-duration>P1DT6H5M1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120" meta:word-count="303" meta:character-count="2263"/>
  </office:meta>
</office:document-meta>
</file>